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zesse</text:p>
      <text:p text:style-name="P1"/>
      <text:p text:style-name="P1">ls -la<text:tab/><text:tab/><text:tab/><text:tab/>Zeigt Zugriffsrechte<text:line-break/><text:line-break/>Kommando &amp;<text:tab/><text:tab/>lässt Kommando im Hintergrund laufen<text:line-break/><text:line-break/>Strg + C<text:tab/><text:tab/><text:tab/>beendet den job im fg<text:line-break/><text:line-break/>Strg + Z<text:tab/><text:tab/><text:tab/>unterbricht den job im fg<text:line-break/><text:line-break/>bg <text:tab/><text:tab/><text:tab/><text:tab/>bringt den unterbrochenen job in den bg<text:line-break/><text:line-break/>jobs<text:tab/><text:tab/><text:tab/><text:tab/>zeigt aktuelle Prozesse<text:line-break/><text:line-break/>fg %1<text:tab/><text:tab/><text:tab/>bringt job Nr. 1 in den fg<text:line-break/><text:line-break/>kill %1 <text:tab/><text:tab/><text:tab/>beendet job Nr. 1<text:line-break/><text:line-break/>ps <text:tab/><text:tab/><text:tab/><text:tab/>zeigt aktuelle Prozesse<text:line-break/><text:tab/>aux oder -e<text:tab/>zeigt alle Prozesse<text:tab/><text:line-break/><text:tab/>fax<text:line-break/><text:tab/>-u<text:tab/><text:tab/><text:tab/>Prozesse eines Benutzers<text:line-break/><text:line-break/><text:line-break/>top<text:tab/><text:tab/><text:tab/><text:tab/>zeigt aktuelle Prozesse in Echtzeit</text:p>
      <text:p text:style-name="P1"><text:line-break/>kill 23548 <text:tab/><text:tab/>beendet Prozess Nr. 23548<text:line-break/><text:line-break/><text:line-break/>Signalnummer<text:tab/><text:tab/>Signalname<text:tab/>Erklärung<text:line-break/><text:line-break/>1<text:tab/><text:tab/><text:tab/><text:tab/>SIGHUB<text:tab/><text:tab/>Anweisung an einen Prozess <text:tab/><text:tab/><text:tab/><text:tab/><text:tab/><text:tab/><text:tab/><text:tab/>seine Konfiguration zu <text:tab/><text:tab/><text:tab/><text:tab/><text:tab/><text:tab/><text:tab/><text:tab/><text:tab/>überprüfen/erneuern<text:line-break/><text:line-break/>2<text:tab/><text:tab/><text:tab/><text:tab/>SIGINT<text:tab/><text:tab/>Abbrechen (Strg + C)<text:line-break/><text:line-break/>9<text:tab/><text:tab/><text:tab/><text:tab/>SIGKILL<text:tab/><text:tab/>Sofortiges Beenden <text:line-break/><text:tab/><text:tab/><text:tab/><text:tab/><text:tab/><text:tab/><text:tab/>(„Erschieß Dich sofort!“)<text:line-break/><text:line-break/>15<text:tab/><text:tab/><text:tab/><text:tab/>SIGTERM<text:tab/><text:tab/>Beenden wenn möglich<text:line-break/><text:tab/><text:tab/><text:tab/><text:tab/><text:tab/><text:tab/><text:tab/>trink in Ruhe aus und mach dein <text:soft-page-break/>Testament. Wenn Du damit fertig bist erschieß Dich, bitte<text:line-break/><text:line-break/>kill -s &lt;Signalnr oder -name&gt; PID<text:line-break/>kill - &lt;Signalnr oder -name&gt; PID<text:line-break/><text:line-break/>z.B. (PIDs sind ausgedacht)<text:line-break/>kill -9 2255<text:line-break/>kill -SIGTERM 12312<text:line-break/><text:line-break/><text:line-break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7T08:16:52.68</meta:creation-date>
    <meta:document-statistic meta:table-count="0" meta:image-count="0" meta:object-count="0" meta:page-count="2" meta:paragraph-count="3" meta:word-count="151" meta:character-count="1003"/>
    <dc:date>2019-08-07T09:16:42.59</dc:date>
    <meta:editing-duration>PT14M6S</meta:editing-duration>
    <meta:editing-cycles>1</meta:editing-cycles>
    <meta:generator>OpenOffice/4.1.6$Win32 OpenOffice.org_project/416m1$Build-9790</meta:generator>
  </office:meta>
</office:document-meta>
</file>